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2.698cm" fo:min-width="2.448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4.5cm" svg:y="4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4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4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7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4.5cm" svg:y="7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7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3.5cm" svg:y="7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7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cm" svg:height="3cm" svg:x="16.5cm" svg:y="10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4.5cm" svg:y="10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10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3.5cm" svg:y="10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10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3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13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3.5cm" svg:y="13.5cm">
          <text:p text:style-name="P2">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13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6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16.5cm">
          <text:p text:style-name="P2">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6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16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19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1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10.5cm" svg:y="19.5cm">
          <text:p text:style-name="P2">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19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19.5cm">
          <text:p text:style-name="P2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3cm" svg:x="7.5cm" svg:y="22.5cm">
          <text:p text:style-name="P2">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cm" svg:height="3cm" svg:x="16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4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0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13.5cm" svg:y="25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3cm" svg:x="7.5cm" svg:y="25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9T09:34:19.104008918</meta:creation-date>
    <dc:date>2021-08-09T09:42:56.705797570</dc:date>
    <meta:editing-duration>PT8M36S</meta:editing-duration>
    <meta:editing-cycles>3</meta:editing-cycles>
    <meta:generator>LibreOffice/7.1.4.2$Linux_X86_64 LibreOffice_project/10$Build-2</meta:generator>
    <meta:document-statistic meta:object-count="54"/>
  </office:meta>
</office:document-meta>
</file>